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8731a" officeooo:paragraph-rsid="000873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aintes d’intégrité correspondant au schéma :</text:p>
      <text:p text:style-name="P1"/>
      <text:p text:style-name="P1"><text:tab/>- les capteurs de température sont installés dans la 1ère hausse d’une ruche uniquement</text:p>
      <text:p text:style-name="P1"><text:tab/>- si le matériel est un cadre, le matériau ne peut être que bois ou plastiqu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6:24:29.437265718</meta:creation-date>
    <dc:date>2019-03-25T16:29:29.022045627</dc:date>
    <meta:editing-duration>PT5M</meta:editing-duration>
    <meta:editing-cycles>1</meta:editing-cycles>
    <meta:document-statistic meta:table-count="0" meta:image-count="0" meta:object-count="0" meta:page-count="1" meta:paragraph-count="3" meta:word-count="36" meta:character-count="215" meta:non-whitespace-character-count="180"/>
    <meta:generator>LibreOffice/5.3.6.1$Linux_X86_64 LibreOffice_project/30$Build-1</meta:generator>
  </office:meta>
</office:document-meta>
</file>